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b091" officeooo:paragraph-rsid="000db091"/>
    </style:style>
    <style:style style:name="P2" style:family="paragraph" style:parent-style-name="Standard">
      <style:text-properties officeooo:rsid="000f899e" officeooo:paragraph-rsid="000f899e"/>
    </style:style>
    <style:style style:name="P3" style:family="paragraph" style:parent-style-name="Standard">
      <style:text-properties officeooo:rsid="00119a01" officeooo:paragraph-rsid="00119a01"/>
    </style:style>
    <style:style style:name="P4" style:family="paragraph" style:parent-style-name="Standard">
      <style:text-properties officeooo:rsid="0011a063" officeooo:paragraph-rsid="0011a063"/>
    </style:style>
    <style:style style:name="P5" style:family="paragraph" style:parent-style-name="Standard">
      <style:text-properties officeooo:rsid="0015b3d4" officeooo:paragraph-rsid="0015b3d4"/>
    </style:style>
    <style:style style:name="P6" style:family="paragraph" style:parent-style-name="Standard">
      <style:text-properties officeooo:rsid="0017a92b" officeooo:paragraph-rsid="0017a92b"/>
    </style:style>
    <style:style style:name="P7" style:family="paragraph" style:parent-style-name="Standard">
      <style:text-properties officeooo:rsid="00184258" officeooo:paragraph-rsid="00184258"/>
    </style:style>
    <style:style style:name="P8" style:family="paragraph" style:parent-style-name="Standard">
      <style:text-properties officeooo:rsid="00194168" officeooo:paragraph-rsid="00194168"/>
    </style:style>
    <style:style style:name="P9" style:family="paragraph" style:parent-style-name="Standard">
      <style:paragraph-properties style:writing-mode="lr-tb"/>
      <style:text-properties officeooo:rsid="0017a92b" officeooo:paragraph-rsid="0017a92b"/>
    </style:style>
    <style:style style:name="T1" style:family="text">
      <style:text-properties officeooo:rsid="000fc4d9"/>
    </style:style>
    <style:style style:name="T2" style:family="text">
      <style:text-properties officeooo:rsid="0014c5c6"/>
    </style:style>
    <style:style style:name="T3" style:family="text">
      <style:text-properties officeooo:rsid="0015d7a3"/>
    </style:style>
    <style:style style:name="T4" style:family="text">
      <style:text-properties officeooo:rsid="00184258"/>
    </style:style>
    <style:style style:name="T5" style:family="text">
      <style:text-properties officeooo:rsid="0018d5b8"/>
    </style:style>
    <style:style style:name="T6" style:family="text">
      <style:text-properties officeooo:rsid="001a6506"/>
    </style:style>
    <style:style style:name="T7" style:family="text">
      <style:text-properties officeooo:rsid="001a84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stavo Henrique Pinto</text:p>
      <text:p text:style-name="P1"/>
      <text:p text:style-name="P1">1 Rede: 192.168.0.0, Broadcast: 192.168.3.255</text:p>
      <text:p text:style-name="P2"/>
      <text:p text:style-name="P2">2 Qtd. Hosts: 30, Broadcast: 10.0.0.<text:span text:style-name="T1">31</text:span></text:p>
      <text:p text:style-name="P2"/>
      <text:p text:style-name="P3">3 Qtd Hosts: 65534</text:p>
      <text:p text:style-name="P3"/>
      <text:p text:style-name="P4">4 Qtd Hosts: 6, Broadcast: 192.168.1.<text:span text:style-name="T2">7</text:span></text:p>
      <text:p text:style-name="P4"/>
      <text:p text:style-name="P5">5 Qtd Hosts: 254, <text:span text:style-name="T3">Sub redes: 65536, Broadcast: 192.168.0.255</text:span></text:p>
      <text:p text:style-name="P5"/>
      <text:p text:style-name="P9">6 Qtd Hosts: 62, Sub redes: 1024, Broadcast: <text:span text:style-name="T4">172.16.50.255</text:span></text:p>
      <text:p text:style-name="P6"/>
      <text:p text:style-name="P7">7. Qtd Hosts: 2044, <text:span text:style-name="T5">Sub redes: 8192, Broadcast: 172.0.58.4</text:span></text:p>
      <text:p text:style-name="P7"/>
      <text:p text:style-name="P8">8. Qtd Hosts: 262142, Sub redes: <text:span text:style-name="T6">6</text:span><text:span text:style-name="T7">4</text:span>, Broadca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8T18:33:25.877845962</meta:creation-date>
    <dc:date>2021-05-28T19:28:35.421270530</dc:date>
    <meta:editing-duration>PT44M53S</meta:editing-duration>
    <meta:editing-cycles>17</meta:editing-cycles>
    <meta:generator>LibreOffice/7.1.3.2$Linux_X86_64 LibreOffice_project/47f78053abe362b9384784d31a6e56f8511eb1c1</meta:generator>
    <meta:document-statistic meta:table-count="0" meta:image-count="0" meta:object-count="0" meta:page-count="1" meta:paragraph-count="9" meta:word-count="59" meta:character-count="383" meta:non-whitespace-character-count="333"/>
  </office:meta>
</office:document-meta>
</file>